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3841" officeooo:paragraph-rsid="00070d4b"/>
    </style:style>
    <style:style style:name="P2" style:family="paragraph" style:parent-style-name="Text_20_body">
      <style:text-properties officeooo:paragraph-rsid="00070d4b"/>
    </style:style>
    <style:style style:name="P3" style:family="paragraph" style:parent-style-name="Text_20_body" style:list-style-name="L1">
      <style:text-properties officeooo:rsid="000a9c66" officeooo:paragraph-rsid="000a9c66"/>
    </style:style>
    <style:style style:name="P4" style:family="paragraph" style:parent-style-name="Text_20_body" style:list-style-name="L2">
      <style:text-properties officeooo:rsid="000a9c66" officeooo:paragraph-rsid="000a9c66"/>
    </style:style>
    <style:style style:name="P5" style:family="paragraph" style:parent-style-name="Text_20_body" style:list-style-name="L1">
      <style:text-properties officeooo:rsid="000eb108" officeooo:paragraph-rsid="000eb108"/>
    </style:style>
    <style:style style:name="P6" style:family="paragraph" style:parent-style-name="Text_20_body" style:list-style-name="L1">
      <style:text-properties officeooo:rsid="000cfc5d" officeooo:paragraph-rsid="000cfc5d"/>
    </style:style>
    <style:style style:name="P7" style:family="paragraph" style:parent-style-name="Text_20_body" style:list-style-name="L1">
      <style:text-properties officeooo:rsid="000f0ed6" officeooo:paragraph-rsid="000f0ed6"/>
    </style:style>
    <style:style style:name="P8" style:family="paragraph" style:parent-style-name="Text_20_body" style:list-style-name="L1">
      <style:text-properties officeooo:rsid="0010f46d" officeooo:paragraph-rsid="0010f46d"/>
    </style:style>
    <style:style style:name="P9" style:family="paragraph" style:parent-style-name="Heading_20_1">
      <style:text-properties officeooo:paragraph-rsid="00070d4b"/>
    </style:style>
    <style:style style:name="P10" style:family="paragraph" style:parent-style-name="Heading_20_2">
      <style:text-properties officeooo:paragraph-rsid="00070d4b"/>
    </style:style>
    <style:style style:name="P11" style:family="paragraph" style:parent-style-name="Heading_20_2">
      <style:text-properties officeooo:rsid="000ad496" officeooo:paragraph-rsid="00070d4b"/>
    </style:style>
    <style:style style:name="T1" style:family="text">
      <style:text-properties officeooo:rsid="00193663"/>
    </style:style>
    <style:style style:name="T2" style:family="text">
      <style:text-properties officeooo:rsid="000a9c66"/>
    </style:style>
    <style:style style:name="T3" style:family="text">
      <style:text-properties officeooo:rsid="000cc42a"/>
    </style:style>
    <style:style style:name="T4" style:family="text">
      <style:text-properties officeooo:rsid="0011d6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How to <text:span text:style-name="T3">Manage Issues</text:span></text:h>
      <text:p text:style-name="P2"/>
      <text:h text:style-name="P10" text:outline-level="2">Aim</text:h>
      <text:p text:style-name="P1"><text:span text:style-name="T2">How to manage issues on Cerberus</text:span>.</text:p>
      <text:h text:style-name="P10" text:outline-level="2">How to</text:h>
      <text:list xml:id="list2365311568091371884" text:style-name="L1">
        <text:list-item>
          <text:p text:style-name="P3">Always link a commit to an issue</text:p>
        </text:list-item>
        <text:list-item>
          <text:p text:style-name="P3">Always labelize an issue</text:p>
          <text:list>
            <text:list-item>
              <text:p text:style-name="P5">Several labels can be used to tag an issue</text:p>
            </text:list-item>
          </text:list>
        </text:list-item>
        <text:list-item>
          <text:p text:style-name="P3">Always mention a milestone to an issue</text:p>
          <text:list>
            <text:list-item>
              <text:p text:style-name="P6">Use the appropriate Cerberus milestone for each issue</text:p>
            </text:list-item>
            <text:list-item>
              <text:p text:style-name="P6">Use the « Cerberus Backlog » milestone in case of issue which cannot be done on the next release but interesting to keep in mind</text:p>
            </text:list-item>
          </text:list>
        </text:list-item>
        <text:list-item>
          <text:p text:style-name="P8">Always assign <text:span text:style-name="T4">a user </text:span>when working on issue. When issue is closed, the assigned user has to be the one which fixed it. </text:p>
        </text:list-item>
        <text:list-item>
          <text:p text:style-name="P7">Prefer use commit keyword to open/relate/close an issue</text:p>
          <text:list>
            <text:list-item>
              <text:p text:style-name="P7">See <text:a xlink:type="simple" xlink:href="https://guides.github.com/features/issues/index.html#notifications">https://guides.github.com/features/issues/index.html#notifications</text:a> for more details</text:p>
            </text:list-item>
          </text:list>
        </text:list-item>
      </text:list>
      <text:h text:style-name="P11" text:outline-level="2">Note<text:span text:style-name="T1">s</text:span></text:h>
      <text:list xml:id="list5299227554069750497" text:style-name="L2">
        <text:list-item>
          <text:p text:style-name="P4">N/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paragraph-properties fo:margin-left="0cm" fo:margin-right="0cm" fo:text-align="start" style:justify-single-word="false" fo:text-indent="0cm" style:auto-text-indent="false" fo:background-color="#eeeeee" fo:padding="0.101cm" fo:border="0.06pt dotted #cccccc" style:shadow="none">
        <style:tab-stops/>
        <style:background-image/>
      </style:paragraph-properties>
      <style:text-properties style:font-name="Courier 10 Pitch" fo:font-family="'Courier 10 Pitch'" style:font-style-name="Normal" style:font-pitch="fixed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11:17:56.446613526</meta:creation-date>
    <dc:date>2014-12-16T15:28:39.826390859</dc:date>
    <meta:editing-duration>PT5M54S</meta:editing-duration>
    <meta:editing-cycles>12</meta:editing-cycles>
    <meta:generator>LibreOffice/4.2.7.2$Linux_X86_64 LibreOffice_project/420m0$Build-2</meta:generator>
    <meta:document-statistic meta:table-count="0" meta:image-count="0" meta:object-count="0" meta:page-count="1" meta:paragraph-count="15" meta:word-count="121" meta:character-count="657" meta:non-whitespace-character-count="560"/>
  </office:meta>
</office:document-meta>
</file>